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190d88" officeooo:paragraph-rsid="000f16af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none" fo:font-weight="bold" officeooo:rsid="00190d88" officeooo:paragraph-rsid="000f16af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2d779f" officeooo:paragraph-rsid="000f16af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d779f" officeooo:paragraph-rsid="000f16af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paragraph-rsid="0016657e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257a86" officeooo:paragraph-rsid="000f16af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2d779f" officeooo:paragraph-rsid="000f16af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d779f" officeooo:paragraph-rsid="000f16af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d779f" officeooo:paragraph-rsid="00166e3c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66e3c" officeooo:paragraph-rsid="00166e3c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bb3" officeooo:paragraph-rsid="000f16af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bb3" officeooo:paragraph-rsid="000f453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bb3" officeooo:paragraph-rsid="00115d6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453b" officeooo:paragraph-rsid="000f453b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453b" officeooo:paragraph-rsid="00115d6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453b" officeooo:paragraph-rsid="0013031d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5d6b" officeooo:paragraph-rsid="00115d6b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5d6b" officeooo:paragraph-rsid="0012f3ef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5d6b" officeooo:paragraph-rsid="0013031d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6657e" officeooo:paragraph-rsid="0016657e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6657e" officeooo:paragraph-rsid="00188c3d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7a86" officeooo:paragraph-rsid="000f16af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7a86" officeooo:paragraph-rsid="0016657e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7a86" officeooo:paragraph-rsid="00166e3c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8c3d" officeooo:paragraph-rsid="00188c3d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8c3d" officeooo:paragraph-rsid="001aa72f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aa72f" officeooo:paragraph-rsid="001aa72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7a86" officeooo:paragraph-rsid="00188c3d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57a86" officeooo:paragraph-rsid="000f16af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style:text-position="super 58%" officeooo:rsid="0016657e"/>
    </style:style>
    <style:style style:name="T2" style:family="text">
      <style:text-properties officeooo:rsid="0023bad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0f16af"/>
    </style:style>
    <style:style style:name="T5" style:family="text">
      <style:text-properties officeooo:rsid="001c3bb3"/>
    </style:style>
    <style:style style:name="T6" style:family="text">
      <style:text-properties officeooo:rsid="00115d6b"/>
    </style:style>
    <style:style style:name="T7" style:family="text">
      <style:text-properties officeooo:rsid="0012f3ef"/>
    </style:style>
    <style:style style:name="T8" style:family="text">
      <style:text-properties officeooo:rsid="0013031d"/>
    </style:style>
    <style:style style:name="T9" style:family="text">
      <style:text-properties officeooo:rsid="0016657e"/>
    </style:style>
    <style:style style:name="T10" style:family="text">
      <style:text-properties fo:font-style="normal" fo:font-weight="normal" officeooo:rsid="0016657e" style:font-style-asian="normal" style:font-weight-asian="normal" style:font-style-complex="normal" style:font-weight-complex="normal"/>
    </style:style>
    <style:style style:name="T11" style:family="text">
      <style:text-properties officeooo:rsid="00166e3c"/>
    </style:style>
    <style:style style:name="T12" style:family="text">
      <style:text-properties officeooo:rsid="00188c3d"/>
    </style:style>
    <style:style style:name="T13" style:family="text">
      <style:text-properties officeooo:rsid="001aa7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25</text:span><text:span text:style-name="T1">th</text:span><text:span text:style-name="T9"> November to 30 November</text:span></text:p>
      <text:p text:style-name="P4">Tasks Status</text:p>
      <text:p text:style-name="P2"/>
      <text:p text:style-name="P1">## Tasks completed :-</text:p>
      <text:p text:style-name="P11"/>
      <text:p text:style-name="P12"><text:span text:style-name="T2">#</text:span> Read the <text:span text:style-name="T4">mysql Database</text:span> format, and build the refer<text:span text:style-name="T2">e</text:span>nce, <text:span text:style-name="T4">and parse the referance to <text:s text:c="8"/>Write the other formats, to develop a module</text:span>?</text:p>
      <text:p text:style-name="P13"><text:tab/><text:span text:style-name="T6">Path :- <text:s/>/home/srm/aa/PROJECT/DBI/ref/new/Dbconv.pm</text:span></text:p>
      <text:p text:style-name="P13"><text:tab/><text:span text:style-name="T4">## To Test the module </text:span></text:p>
      <text:p text:style-name="P13"><text:tab/><text:span text:style-name="T4">Path :- <text:s text:c="2"/>/home/srm/aa/nn/DBI_TEST/asd_dbi.pl</text:span></text:p>
      <text:p text:style-name="P17"/>
      <text:p text:style-name="P14">## Using o<text:span text:style-name="T12">o</text:span>ps concept also write a module</text:p>
      <text:p text:style-name="P14"/>
      <text:p text:style-name="P15"><text:tab/><text:span text:style-name="T5">Path :- <text:s text:c="2"/>/home/srm/aa/PROJECT/DBI/ref/new/Dbconvop.pm</text:span></text:p>
      <text:p text:style-name="P12"><text:tab/><text:span text:style-name="T4">## To Test the module </text:span></text:p>
      <text:p text:style-name="P13"><text:tab/><text:span text:style-name="T4">Path :- <text:s/>/home/srm/aa/nn/DBI_TEST/OP/dbi_op.pl</text:span></text:p>
      <text:p text:style-name="P13"/>
      <text:p text:style-name="P17">## <text:s/>CSV to other formats develop a module </text:p>
      <text:p text:style-name="P17"><text:tab/><text:tab/></text:p>
      <text:p text:style-name="P18"><text:tab/>path :- <text:s/><text:span text:style-name="T7">/home/srm/aa/PROJECT/CSV/ref/new/Csv.pm</text:span></text:p>
      <text:p text:style-name="P18"><text:tab/><text:span text:style-name="T7">## <text:s/>Test the module </text:span></text:p>
      <text:p text:style-name="P19"><text:tab/><text:span text:style-name="T7">path : - /home/srm/aa/nn/CSV_TEST/asd.pl</text:span></text:p>
      <text:p text:style-name="P19"><text:tab/></text:p>
      <text:p text:style-name="P16">## Using o<text:span text:style-name="T12">o</text:span>ps concept also write a module</text:p>
      <text:p text:style-name="P16"><text:tab/></text:p>
      <text:p text:style-name="P16"><text:tab/><text:span text:style-name="T8">path :- <text:s/>/home/srm/aa/PROJECT/CSV/ref/new/Csvobj.pm</text:span></text:p>
      <text:p text:style-name="P16"/>
      <text:p text:style-name="P16"><text:s text:c="10"/><text:span text:style-name="T8">## Test the module </text:span></text:p>
      <text:p text:style-name="P16"><text:tab/><text:span text:style-name="T8">path :- /home/srm/aa/nn/CSV_TEST/Opp/data.pl</text:span></text:p>
      <text:p text:style-name="P16"/>
      <text:p text:style-name="P20">## Excel to other formats develop a module </text:p>
      <text:p text:style-name="P20"><text:tab/><text:tab/></text:p>
      <text:p text:style-name="P20"><text:tab/>path :- /home/srm/aa/PROJECT/EXCEL/ref/EXconv.pm</text:p>
      <text:p text:style-name="P6"/>
      <text:p text:style-name="P6"><text:tab/><text:span text:style-name="T10">## Test the Module</text:span></text:p>
      <text:p text:style-name="P22"><text:tab/></text:p>
      <text:p text:style-name="P23"><text:tab/><text:span text:style-name="T9">path : - <text:s/>/home/srm/aa/nn/EXCEL_TEST/exc.pl</text:span></text:p>
      <text:p text:style-name="P22"/>
      <text:p text:style-name="P22"><text:tab/><text:span text:style-name="T9">## using oops concept</text:span></text:p>
      <text:p text:style-name="P22"><text:tab/><text:tab/></text:p>
      <text:p text:style-name="P23"><text:tab/><text:span text:style-name="T9">path :- /home/srm/aa/PROJECT/EXCEL/ref/Exconvop.pm</text:span></text:p>
      <text:p text:style-name="P23"><text:tab/></text:p>
      <text:p text:style-name="P23"><text:tab/><text:span text:style-name="T9">## Test the Module </text:span></text:p>
      <text:p text:style-name="P24"><text:tab/><text:span text:style-name="T9">path :- /home/srm/aa/nn/EXCEL_TEST/OP/exc.pl</text:span></text:p>
      <text:p text:style-name="P21"><text:soft-page-break/>## <text:span text:style-name="T12">XML</text:span> to other formats develop a module </text:p>
      <text:p text:style-name="P25"/>
      <text:p text:style-name="P25"><text:s text:c="10"/>path :- /home/srm/aa/PROJECT/XML/new/GG/XMLconv.pm</text:p>
      <text:p text:style-name="P25"/>
      <text:p text:style-name="P25"><text:tab/>## Test the module</text:p>
      <text:p text:style-name="P25"><text:tab/>path : - <text:s text:c="2"/>/home/srm/aa/nn/XML_TEST/AA.pl</text:p>
      <text:p text:style-name="P25"/>
      <text:p text:style-name="P25"><text:tab/>## Using oops</text:p>
      <text:p text:style-name="P25"><text:tab/>path :- <text:s/>/home/srm/aa/PROJECT/XML/new/GG/OOP/XMLconvop.pm</text:p>
      <text:p text:style-name="P25"/>
      <text:p text:style-name="P25"><text:tab/>## Test the module </text:p>
      <text:p text:style-name="P25"><text:tab/>path :- <text:s text:c="2"/>/home/srm/aa/nn/XML_TEST/OOP/BB.pl</text:p>
      <text:p text:style-name="P25"/>
      <text:p text:style-name="P25">## JSON to other formats develop a module</text:p>
      <text:p text:style-name="P25"><text:tab/></text:p>
      <text:p text:style-name="P26"><text:tab/>path :- <text:span text:style-name="T13">/home/srm/aa/PROJECT/JSON/new/JSONconv.pm</text:span></text:p>
      <text:p text:style-name="P25"/>
      <text:p text:style-name="P25"><text:tab/>## Test the module</text:p>
      <text:p text:style-name="P26"><text:tab/>path :- <text:s text:c="2"/><text:span text:style-name="T13">/home/srm/aa/nn/JSON_TEST/aa.pl</text:span></text:p>
      <text:p text:style-name="P27"/>
      <text:p text:style-name="P25"><text:tab/>## using opps </text:p>
      <text:p text:style-name="P26"><text:tab/>path :- <text:s/><text:span text:style-name="T13">/home/srm/aa/PROJECT/JSON/new/OOP/JSONconvop.pm</text:span></text:p>
      <text:p text:style-name="P25"><text:tab/></text:p>
      <text:p text:style-name="P25"><text:tab/>## Test the module </text:p>
      <text:p text:style-name="P26"><text:tab/>path :- <text:s/><text:span text:style-name="T13">/home/srm/aa/nn/JSON_TEST/OOP/aa.pl</text:span></text:p>
      <text:p text:style-name="P28"/>
      <text:p text:style-name="P24"/>
      <text:p text:style-name="P24"/>
      <text:p text:style-name="P6"><text:span text:style-name="T3">## Tasks on runings :</text:span>-</text:p>
      <text:p text:style-name="P29"/>
      <text:p text:style-name="P6"/>
      <text:p text:style-name="P3">## Next week :-</text:p>
      <text:p text:style-name="P7"><text:tab/></text:p>
      <text:p text:style-name="P9"><text:s text:c="8"/>## <text:span text:style-name="T11">Do the the same task’s in pathon</text:span></text:p>
      <text:p text:style-name="P10"><text:tab/>Same Modules to develop in Python also.</text:p>
      <text:p text:style-name="P8"><text:s text:c="4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5:48:20.523625400</meta:creation-date>
    <dc:date>2019-12-01T23:06:23.122952320</dc:date>
    <meta:editing-duration>PT1H13M2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221" meta:character-count="1825" meta:non-whitespace-character-count="1535"/>
  </office:meta>
</office:document-meta>
</file>